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Sans" svg:font-family="'Fira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Fira Sans" fo:font-size="14pt" fo:font-weight="bold" officeooo:rsid="0004c614" officeooo:paragraph-rsid="0004c614" style:font-size-asian="14pt" style:font-weight-asian="bold" style:font-size-complex="14pt" style:font-weight-complex="bold"/>
    </style:style>
    <style:style style:name="P2" style:family="paragraph" style:parent-style-name="Standard">
      <style:paragraph-properties fo:line-height="115%" fo:text-align="center" style:justify-single-word="false"/>
      <style:text-properties style:font-name="Fira Sans" fo:font-size="14pt" officeooo:rsid="0004c614" officeooo:paragraph-rsid="0004c614" style:font-size-asian="14pt" style:font-size-complex="14pt"/>
    </style:style>
    <style:style style:name="P3" style:family="paragraph" style:parent-style-name="Standard">
      <style:paragraph-properties fo:line-height="115%" fo:text-align="end" style:justify-single-word="false"/>
      <style:text-properties style:font-name="Fira Sans" officeooo:rsid="0004c614" officeooo:paragraph-rsid="0004c614"/>
    </style:style>
    <style:style style:name="P4" style:family="paragraph" style:parent-style-name="Standard">
      <style:paragraph-properties fo:line-height="115%" fo:text-align="justify" style:justify-single-word="false"/>
      <style:text-properties style:font-name="Fira Sans" officeooo:rsid="0004c614" officeooo:paragraph-rsid="0004c614"/>
    </style:style>
    <style:style style:name="T1" style:family="text">
      <style:text-properties officeooo:rsid="00059e93"/>
    </style:style>
    <style:style style:name="T2" style:family="text">
      <style:text-properties fo:font-style="italic" officeooo:rsid="00059e93" style:font-style-asian="italic" style:font-style-complex="italic"/>
    </style:style>
    <style:style style:name="T3" style:family="text">
      <style:text-properties fo:font-style="normal" officeooo:rsid="00059e93" style:font-style-asian="normal" style:font-style-complex="normal"/>
    </style:style>
    <style:style style:name="T4" style:family="text">
      <style:text-properties fo:font-style="normal" officeooo:rsid="0005d168" style:font-style-asian="normal" style:font-style-complex="normal"/>
    </style:style>
    <style:style style:name="T5" style:family="text">
      <style:text-properties fo:font-style="normal" officeooo:rsid="0007a03b" style:font-style-asian="normal" style:font-style-complex="normal"/>
    </style:style>
    <style:style style:name="T6" style:family="text">
      <style:text-properties officeooo:rsid="0007a0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ividade Final – Administração</text:p>
      <text:p text:style-name="P2">Professor Geraldo Lombardi</text:p>
      <text:p text:style-name="P2"/>
      <text:p text:style-name="P3">Jonas Alves Bueno</text:p>
      <text:p text:style-name="P3">1º ADS Matutino</text:p>
      <text:p text:style-name="P3"/>
      <text:p text:style-name="P4">Resumo crítico do artigo:</text:p>
      <text:p text:style-name="P4"/>
      <text:p text:style-name="P1">“Ciência e Tecnologia: Transformando a relação do ser humano com o mundo”</text:p>
      <text:p text:style-name="P4"/>
      <text:p text:style-name="P4"><text:tab/>Neste artigo é <text:span text:style-name="T6">realizada</text:span> uma contextualização histórica acerca do papel e influência da ciência e tecnologia na sociedade <text:span text:style-name="T6">para</text:span> refletirem sobre seus impactos no século XXI. É <text:span text:style-name="T6">pontuado como,</text:span> apesar de presente na sociedade deste as primeiras civilizações, seu uso se tornou imprescindível à partir das grandes navegações do século XVI e se intensificou ainda mais com a primeira revolução industrial do século XVIII. <text:span text:style-name="T6">Também</text:span> é <text:span text:style-name="T6">discutido como </text:span>a visão acerca destes temas foi mudando dentro do debate filosófico: a princípio eram tidas como um conjunto de práticas e métodos que garantiam alcançar a verdade absoluta, porém ao longo do século XIX surgiram pensadores que demonstraram <text:span text:style-name="T6">que </text:span>qualquer produção humana é perpassada por valores, crenças e interesses sociais e portanto não haveria plena neutralidade na ciência.</text:p>
      <text:p text:style-name="P4"><text:tab/><text:span text:style-name="T6">Em defesa d</text:span><text:span text:style-name="T1">este argumento, os autores relembram que os avanços tecnológicos obtidos durante a primeira revolução industrial não foram frutos somente do conhecimento técnico-científico mas também de massivos investimentos em capital e força de trabalho. </text:span><text:span text:style-name="T6">A</text:span><text:span text:style-name="T1">o pensar sobre a influência da tecnologia na sociedade contemporânea </text:span><text:span text:style-name="T6">também </text:span><text:span text:style-name="T1">é possível perceber claramente certos interesses de classe: enquanto os</text:span><text:span text:style-name="T2"> smartphones</text:span><text:span text:style-name="T3"> facilitam nossa vida de inúmeras formas, também nos tornam reféns dos</text:span><text:span text:style-name="T2"> likes</text:span><text:span text:style-name="T3">, do reconhecimento nas redes sociais</text:span><text:span text:style-name="T2"> </text:span><text:span text:style-name="T3">que reproduzem um cotidiano cada vez mais falso e espetaculizado, </text:span><text:span text:style-name="T5">além de</text:span><text:span text:style-name="T3"> produzem uma lógica de disponibilidade constante (basta pensar como olhar o celular é a primeira coisa que muitos fazem ao acordar e repetidamente nos pegamos respondendo </text:span><text:span text:style-name="T2">e-mails</text:span><text:span text:style-name="T3"> de trabalho no que deveria ser nosso horário de la</text:span><text:span text:style-name="T5">ze</text:span><text:span text:style-name="T3">r </text:span><text:span text:style-name="T5">ou descanso</text:span><text:span text:style-name="T3">); enquanto o crescimento da produção deste dispositivos tende a baixar os preços e torná-los mais acessíveis, grandes empresas financiam golpes de estado nos países de terceiro mundo para promover projetos de expulsão de povos originários de suas terras e a mineração de ouro, bauxita e outros minérios essenciais para a fabricação dos mesmos.</text:span></text:p>
      <text:p text:style-name="P4"><text:span text:style-name="T3"><text:tab/></text:span><text:span text:style-name="T4">Portanto, é imprescindível que o debate acerca de Ciência, Tecnologia e Sociedade seja tratado de maneira séria pelos educadores, desde a educação básica, para que os humanos do futuro não sejam meros consumidores passivos das tecnologias digitais enquanto as mesmas deterioram sua qualidade de vida, mas agentes ativos nas decisões coletivas acerca de como a ciência e tecnologia se desenvolvem no interior da socieda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Sans" svg:font-family="'Fira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20:53:55.250535655</meta:creation-date>
    <dc:date>2022-11-22T21:40:12.868912037</dc:date>
    <meta:editing-duration>PT6M44S</meta:editing-duration>
    <meta:editing-cycles>3</meta:editing-cycles>
    <meta:generator>LibreOffice/7.3.7.2$Linux_X86_64 LibreOffice_project/30$Build-2</meta:generator>
    <meta:document-statistic meta:table-count="0" meta:image-count="0" meta:object-count="0" meta:page-count="1" meta:paragraph-count="9" meta:word-count="396" meta:character-count="2617" meta:non-whitespace-character-count="2226"/>
  </office:meta>
</office:document-meta>
</file>